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fad2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10f8a09c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9b584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paragraph-properties fo:text-align="center" style:justify-single-word="false"/>
      <style:text-properties officeooo:paragraph-rsid="10d3b7a8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6fd28d"/>
    </style:style>
    <style:style style:name="P74" style:family="paragraph" style:parent-style-name="Footnote">
      <style:text-properties officeooo:paragraph-rsid="1094fa2b"/>
    </style:style>
    <style:style style:name="P75" style:family="paragraph" style:parent-style-name="Standard">
      <style:text-properties officeooo:paragraph-rsid="0b0ddd8e"/>
    </style:style>
    <style:style style:name="P76" style:family="paragraph" style:parent-style-name="Standard">
      <style:text-properties officeooo:paragraph-rsid="0bad8f69"/>
    </style:style>
    <style:style style:name="P77" style:family="paragraph" style:parent-style-name="Standard">
      <style:text-properties officeooo:paragraph-rsid="10d55cfb"/>
    </style:style>
    <style:style style:name="P78" style:family="paragraph" style:parent-style-name="Standard">
      <style:text-properties officeooo:paragraph-rsid="10d83c41"/>
    </style:style>
    <style:style style:name="P79" style:family="paragraph" style:parent-style-name="Standard">
      <style:text-properties officeooo:paragraph-rsid="10db5b0b"/>
    </style:style>
    <style:style style:name="P80" style:family="paragraph" style:parent-style-name="Standard">
      <style:text-properties officeooo:paragraph-rsid="10de8c2b"/>
    </style:style>
    <style:style style:name="P81" style:family="paragraph" style:parent-style-name="Standard">
      <style:text-properties officeooo:paragraph-rsid="10e76724"/>
    </style:style>
    <style:style style:name="P82" style:family="paragraph" style:parent-style-name="Standard">
      <style:text-properties officeooo:rsid="104324ed" officeooo:paragraph-rsid="10e76724"/>
    </style:style>
    <style:style style:name="P83" style:family="paragraph" style:parent-style-name="Standard">
      <style:text-properties officeooo:rsid="104ba919" officeooo:paragraph-rsid="10e76724"/>
    </style:style>
    <style:style style:name="P84" style:family="paragraph" style:parent-style-name="Standard">
      <style:text-properties officeooo:rsid="104d5027" officeooo:paragraph-rsid="10e76724"/>
    </style:style>
    <style:style style:name="P8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style:text-properties officeooo:paragraph-rsid="10ec342b"/>
    </style:style>
    <style:style style:name="P87" style:family="paragraph" style:parent-style-name="Standard">
      <style:text-properties officeooo:paragraph-rsid="10ed3433"/>
    </style:style>
    <style:style style:name="P88" style:family="paragraph" style:parent-style-name="Standard">
      <style:text-properties officeooo:paragraph-rsid="10edaad6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10f446fe"/>
    </style:style>
    <style:style style:name="P91" style:family="paragraph" style:parent-style-name="Footnote">
      <style:text-properties officeooo:paragraph-rsid="10faee61" fo:background-color="transparent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officeooo:rsid="0f51b898"/>
    </style:style>
    <style:style style:name="T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language-asian="nl" style:country-asian="NL"/>
    </style:style>
    <style:style style:name="T12" style:family="text">
      <style:text-properties officeooo:rsid="0fd4093d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4" style:family="text">
      <style:text-properties fo:color="#000000" loext:opacity="100%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7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fo:language="en" fo:country="GB" officeooo:rsid="0e031d57" style:font-size-asian="12pt" style:language-asian="nl" style:country-asian="NL" style:font-size-complex="12pt"/>
    </style:style>
    <style:style style:name="T163" style:family="text">
      <style:text-properties style:use-window-font-color="true" loext:opacity="0%" fo:language="en" fo:country="GB" officeooo:rsid="10a8517b" style:font-size-asian="12pt" style:language-asian="nl" style:country-asian="NL" style:font-size-complex="12pt" style:language-complex="nl" style:country-complex="NL"/>
    </style:style>
    <style:style style:name="T164" style:family="text">
      <style:text-properties style:use-window-font-color="true" loext:opacity="0%" fo:language="en" fo:country="GB" officeooo:rsid="10a8517b" style:font-size-asian="12pt" style:language-asian="nl" style:country-asian="NL" style:font-size-complex="12pt"/>
    </style:style>
    <style:style style:name="T165" style:family="text">
      <style:text-properties style:use-window-font-color="true" loext:opacity="0%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6" style:family="text">
      <style:text-properties style:use-window-font-color="true" loext:opacity="0%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8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9" style:family="text">
      <style:text-properties fo:font-size="10pt" style:font-size-asian="10pt" style:font-size-complex="10pt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3" style:family="text">
      <style:text-properties fo:language="en" fo:country="GB"/>
    </style:style>
    <style:style style:name="T174" style:family="text">
      <style:text-properties fo:language="en" fo:country="GB" fo:font-weight="bold" style:font-weight-asian="bold" style:font-weight-complex="bold"/>
    </style:style>
    <style:style style:name="T175" style:family="text">
      <style:text-properties fo:language="en" fo:country="GB" fo:font-weight="bold" officeooo:rsid="104d5027" style:font-weight-asian="bold" style:font-weight-complex="bold"/>
    </style:style>
    <style:style style:name="T176" style:family="text">
      <style:text-properties fo:language="en" fo:country="GB" style:text-underline-style="none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28d107"/>
    </style:style>
    <style:style style:name="T179" style:family="text">
      <style:text-properties fo:language="en" fo:country="GB" style:text-underline-style="none" officeooo:rsid="10a5d07d"/>
    </style:style>
    <style:style style:name="T18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1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10f446fe"/>
    </style:style>
    <style:style style:name="T184" style:family="text">
      <style:text-properties officeooo:rsid="103c421a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10e76724" style:font-weight-asian="bold" style:font-weight-complex="bold"/>
    </style:style>
    <style:style style:name="T187" style:family="text">
      <style:text-properties officeooo:rsid="1061b5b8"/>
    </style:style>
    <style:style style:name="T188" style:family="text">
      <style:text-properties officeooo:rsid="1069ed98"/>
    </style:style>
    <style:style style:name="T189" style:family="text">
      <style:text-properties officeooo:rsid="106d22f6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1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12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2"><text:span text:style-name="Strong_20_Emphasis"><text:span text:style-name="T109">Checklist for installing</text:span></text:span><text:span text:style-name="T127"> </text:span><text:span text:style-name="T127"><text:user-field-get text:name="Distro">Debian</text:user-field-get></text:span><text:span text:style-name="T128"><text:s/></text:span><text:span text:style-name="T128"><text:user-field-get text:name="Version">12</text:user-field-get></text:span><text:span text:style-name="T129"><text:note text:id="ftn1" text:note-class="footnote"><text:note-citation>1</text:note-citation><text:note-body><text:p text:style-name="P36"><text:span text:style-name="T198">This </text:span><text:span text:style-name="Strong_20_Emphasis"><text:span text:style-name="T205"><text:user-field-get text:name="Distro">Debian</text:user-field-get></text:span></text:span><text:span text:style-name="T199"><text:s/></text:span><text:span text:style-name="T204"><text:user-field-get text:name="Version">12</text:user-field-get></text:span><text:span text:style-name="T204"><text:s/>Server</text:span><text:span text:style-name="T198"> (codename </text:span><text:span text:style-name="T200">bookworm</text:span><text:span text:style-name="T198">) from </text:span><text:span text:style-name="T201">June </text:span><text:span text:style-name="T203">11</text:span><text:span text:style-name="T210">th</text:span><text:span text:style-name="T203">,</text:span><text:span text:style-name="T198"> </text:span><text:span text:style-name="Strong_20_Emphasis"><text:span text:style-name="T208"><text:user-field-get text:name="Releaseyear">2023</text:user-field-get></text:span></text:span><text:span text:style-name="T198"><text:s/>is supported for 5 years until </text:span><text:span text:style-name="T202">June</text:span><text:span text:style-name="T198"> </text:span><text:span text:style-name="T203">30</text:span><text:span text:style-name="T210">th</text:span><text:span text:style-name="T203">, </text:span><text:span text:style-name="T124">202</text:span><text:span text:style-name="T126">8</text:span><text:span text:style-name="T125">.</text:span></text:p></text:note-body></text:note></text:span><text:span text:style-name="T130"><text:s/></text:span><text:span text:style-name="T132">Server</text:span><text:span text:style-name="T131">.</text:span></text:p>
      <text:p text:style-name="P46"><text:span text:style-name="Strong_20_Emphasis"><text:span text:style-name="T70"/></text:span></text:p>
      <text:p text:style-name="P48"><text:span text:style-name="Strong_20_Emphasis"><text:span text:style-name="T98"/></text:span></text:p>
      <text:p text:style-name="P89">Fill in the text box after &lt;...&gt;</text:p>
      <text:p text:style-name="P52"><text:span text:style-name="Definition"><text:span text:style-name="T177">&lt;user&gt;</text:span></text:span><text:span text:style-name="T148"><text:tab/><text:tab/></text:span><text:span text:style-name="T156"> <text:tab/><text:tab/><text:tab/> </text:span><text:span text:style-name="T149"><draw:control text:anchor-type="as-char" svg:y="-0.4cm" draw:z-index="11" draw:name="Gebruiker 1" draw:style-name="gr2" draw:text-style-name="P98" svg:width="6.002cm" svg:height="0.5cm" draw:control="control10"><svg:title>Gebruiker</svg:title><svg:desc>Volledige naam, bijv. Jan Stek</svg:desc></draw:control></text:span><text:span text:style-name="T149"><text:tab/></text:span><text:span text:style-name="T153">e.g.</text:span><text:span text:style-name="T157"> </text:span><text:span text:style-name="User_20_Entry"><text:span text:style-name="T162">J</text:span></text:span><text:span text:style-name="User_20_Entry"><text:span text:style-name="T163">oh</text:span></text:span><text:span text:style-name="User_20_Entry"><text:span text:style-name="T162">n </text:span></text:span><text:span text:style-name="User_20_Entry"><text:span text:style-name="T164">Doe</text:span></text:span></text:p>
      <text:p text:style-name="P88"><text:span text:style-name="Definition"><text:span text:style-name="T177">&lt;</text:span></text:span><text:span text:style-name="Definition"><text:span text:style-name="T159">USER</text:span></text:span><text:span text:style-name="Definition"><text:span text:style-name="T176">na</text:span></text:span><text:span text:style-name="Definition"><text:span text:style-name="T178">me&gt;</text:span></text:span><text:span text:style-name="T158"><text:tab/><text:tab/><text:tab/> </text:span><text:span text:style-name="T158"><draw:control text:anchor-type="as-char" svg:y="-0.4cm" draw:z-index="12" draw:name="Gberuikersnaam 2" draw:style-name="gr2" draw:text-style-name="P98" svg:width="6.002cm" svg:height="0.5cm" draw:control="control11"><svg:title>Gebruikersnaam</svg:title><svg:desc>Korte naam, bijv. jan</svg:desc></draw:control></text:span><text:span text:style-name="T158"><text:tab/></text:span><text:span text:style-name="T160">e.g.</text:span><text:span text:style-name="T4"> </text:span><text:span text:style-name="User_20_Entry"><text:span text:style-name="T133">j</text:span></text:span><text:span text:style-name="User_20_Entry"><text:span text:style-name="T134">oh</text:span></text:span><text:span text:style-name="User_20_Entry"><text:span text:style-name="T133">n</text:span></text:span></text:p>
      <text:p text:style-name="P52"><text:span text:style-name="Definition"><text:span text:style-name="T177">&lt;</text:span></text:span><text:span text:style-name="Definition"><text:span text:style-name="T179">comp</text:span></text:span><text:span text:style-name="Definition"><text:span text:style-name="T176">uter</text:span></text:span><text:span text:style-name="Definition"><text:span text:style-name="T178">name&gt;</text:span></text:span><text:span text:style-name="T161"><text:tab/> </text:span><text:span text:style-name="T176"><draw:control text:anchor-type="as-char" svg:y="-0.4cm" draw:z-index="13" draw:name="Computernaam 1" draw:style-name="gr2" draw:text-style-name="P98" svg:width="6.002cm" svg:height="0.5cm" draw:control="control12"><svg:title>Computernaam</svg:title><svg:desc>Unieke naam van de computer</svg:desc></draw:control></text:span><text:span text:style-name="T176"><text:tab/></text:span><text:span text:style-name="T183">e.g.</text:span><text:span text:style-name="T141"> </text:span><text:span text:style-name="User_20_Entry"><text:span text:style-name="T165">sv</text:span></text:span><text:span text:style-name="User_20_Entry"><text:span text:style-name="T166">02</text:span></text:span></text:p>
      <text:p text:style-name="P53"><text:span text:style-name="Definition"><text:span text:style-name="T177">&lt;</text:span></text:span><text:span text:style-name="Definition"><text:span text:style-name="T138">USER&gt;</text:span></text:span><text:span text:style-name="T145"><text:tab/><text:tab/></text:span><text:span text:style-name="T156"> <text:tab/><text:tab/><text:tab/> </text:span><text:span text:style-name="T149"><draw:control text:anchor-type="as-char" svg:y="-0.4cm" draw:z-index="14" draw:name="Gebruiker 2" draw:style-name="gr2" draw:text-style-name="P98" svg:width="6.002cm" svg:height="0.5cm" draw:control="control13"><svg:title>Gebruiker</svg:title><svg:desc>Volledige naam, bijv. Jan Stek</svg:desc></draw:control></text:span><text:span text:style-name="T149"><text:tab/></text:span><text:span text:style-name="T154">i.e.</text:span><text:span text:style-name="T150"> </text:span><text:span text:style-name="T151">additional </text:span><text:span text:style-name="T152">user</text:span><text:span text:style-name="T155">s</text:span></text:p>
      <text:p text:style-name="P90"><text:span text:style-name="Definition"><text:span text:style-name="T177">&lt;</text:span></text:span><text:span text:style-name="Definition"><text:span text:style-name="T138">USERN</text:span></text:span><text:span text:style-name="Definition"><text:span text:style-name="T139">a</text:span></text:span><text:span text:style-name="Definition"><text:span text:style-name="T140">me&gt;</text:span></text:span><text:span text:style-name="Definition"><text:span text:style-name="T138"><text:tab/><text:tab/><text:tab/> </text:span></text:span><text:span text:style-name="T158"><draw:control text:anchor-type="as-char" svg:y="-0.4cm" draw:z-index="15" draw:name="Gberuikersnaam 1" draw:style-name="gr2" draw:text-style-name="P98" svg:width="6.002cm" svg:height="0.5cm" draw:control="control14"><svg:title>Gebruikersnaam</svg:title><svg:desc>Korte naam, bijv. jan</svg:desc></draw:control></text:span><text:span text:style-name="T158"><text:tab/></text:span><text:span text:style-name="T147">i.e.</text:span><text:span text:style-name="T146"> </text:span><text:span text:style-name="T142">additional </text:span><text:span text:style-name="T143">user</text:span><text:span text:style-name="T144">s</text:span></text:p>
      <text:p text:style-name="P90"><text:span text:style-name="T206">r</text:span><text:span text:style-name="T207">eplace &lt;...&gt; in this checklist with the value in the text box.</text:span></text:p>
      <text:p text:style-name="P16"/>
      <text:p text:style-name="P16"/>
      <text:p text:style-name="P50"><text:span text:style-name="T117">Not yet on Linux?</text:span><text:span text:style-name="T110"><text:tab/></text:span><text:span text:style-name="T115">Use</text:span><text:span text:style-name="T111"> </text:span><text:span text:style-name="Strong_20_Emphasis"><text:span text:style-name="T119">Checklist </text:span></text:span><text:span text:style-name="Strong_20_Emphasis"><text:span text:style-name="T120">transfer</text:span></text:span><text:span text:style-name="T111"> o</text:span><text:span text:style-name="T112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13"> </text:span><text:span text:style-name="T112">u</text:span><text:span text:style-name="T113">nder </text:span><text:span text:style-name="T118">Linux</text:span><text:span text:style-name="T114">.</text:span></text:p>
      <text:p text:style-name="P51"><text:span text:style-name="T54">New installation?</text:span><text:span text:style-name="T26"><text:tab/><text:tab/></text:span><text:span text:style-name="T45">Start at chapter </text:span><text:span text:style-name="T59"><text:bookmark-ref text:reference-format="page" text:ref-name="__RefNumPara__4009_12717081281">2</text:bookmark-ref></text:span><text:span text:style-name="T59"><text:s text:c="2"/></text:span><text:span text:style-name="T59"><text:bookmark-ref text:reference-format="text" text:ref-name="__RefNumPara__4009_12717081281">Perform installation</text:bookmark-ref></text:span><text:span text:style-name="T27">.</text:span></text:p>
      <text:p text:style-name="P47"/>
      <text:p text:style-name="P49"><text:span text:style-name="Strong_20_Emphasis"><text:span text:style-name="T24"/></text:span></text:p>
      <text:list text:style-name="L1">
        <text:list-item>
          <text:p text:style-name="P94"><text:bookmark-start text:name="__RefNumPara__4083_1271708128"/>Prepar<text:span text:style-name="T187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3"><text:span text:style-name="Strong_20_Emphasis"><text:span text:style-name="T40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0"><draw:control text:anchor-type="as-char" draw:z-index="8" draw:name="Vorm 5" draw:style-name="gr1" draw:text-style-name="P9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85"><text:span text:style-name="Strong_20_Emphasis"><text:span text:style-name="T28">Log in as </text:span></text:span><text:span text:style-name="Definition"><text:span text:style-name="T180">&lt;user&gt;</text:span></text:span><text:span text:style-name="Definition"><text:span text:style-name="T7"><text:note text:id="ftn2" text:note-class="footnote"><text:note-citation>2</text:note-citation><text:note-body><text:p text:style-name="P40"><text:span text:style-name="User_20_Entry"><text:span text:style-name="T76">Login any additional </text:span></text:span><text:span text:style-name="Definition"><text:span text:style-name="T167">USER</text:span></text:span><text:span text:style-name="User_20_Entry"><text:span text:style-name="T77">s</text:span></text:span><text:span text:style-name="User_20_Entry"><text:span text:style-name="T86"> </text:span></text:span><text:span text:style-name="User_20_Entry"><text:span text:style-name="T76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4"><text:span text:style-name="Strong_20_Emphasis"><text:span text:style-name="T30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0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0"><text:span text:style-name="Strong_20_Emphasis"><text:span text:style-name="T40"><draw:control text:anchor-type="as-char" draw:z-index="16" draw:name="Vorm 6" draw:style-name="gr1" draw:text-style-name="P9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78"><text:span text:style-name="User_20_Entry"><text:span text:style-name="T65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6"><text:span text:style-name="Strong_20_Emphasis"><text:span text:style-name="T3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0"><text:span text:style-name="Strong_20_Emphasis"><text:span text:style-name="T21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21"><draw:control text:anchor-type="as-char" draw:z-index="18" draw:name="Vorm 8" draw:style-name="gr1" draw:text-style-name="P9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7"><text:span text:style-name="Strong_20_Emphasis"><text:span text:style-name="T32">Type: </text:span></text:span><text:span text:style-name="User_20_Entry"><text:span text:style-name="T9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3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73"><text:span text:style-name="Strong_20_Emphasis"><text:span text:style-name="T37">Choose</text:span></text:span><text:span text:style-name="Strong_20_Emphasis"><text:span text:style-name="T34"> </text:span></text:span><text:span text:style-name="Strong_20_Emphasis"><text:span text:style-name="T53">1</text:span></text:span><text:span text:style-name="Strong_20_Emphasis"><text:span text:style-name="T34"> Prepar</text:span></text:span><text:span text:style-name="Strong_20_Emphasis"><text:span text:style-name="T39">e</text:span></text:span><text:span text:style-name="Strong_20_Emphasis"><text:span text:style-name="T34"> installatio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8"><text:span text:style-name="Strong_20_Emphasis"><text:span text:style-name="T33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3"><text:bookmark-start text:name="__RefNumPara__4009_12717081281"/><text:span text:style-name="Strong_20_Emphasis"><text:span text:style-name="T116">Perform installation</text:span></text:span><text:bookmark-end text:name="__RefNumPara__4009_12717081281"/></text:p>
        </text:list-item>
      </text:list>
      <text:p text:style-name="P62"><text:span text:style-name="Strong_20_Emphasis"><text:span text:style-name="T11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3"><text:span text:style-name="Strong_20_Emphasis"><text:span text:style-name="T40"><draw:control text:anchor-type="as-char" draw:z-index="3" draw:name="Vorm9" draw:style-name="gr1" draw:text-style-name="P9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0"><text:span text:style-name="T121">Boot the computer from</text:span><text:span text:style-name="T122"><text:note text:id="ftn3" text:note-class="footnote"><text:note-citation>1</text:note-citation><text:note-body><text:p text:style-name="P91"><text:span text:style-name="T87">Boot menu/Setup via one of the </text:span><text:span text:style-name="T88">f</text:span><text:span text:style-name="T87">requently used keys: </text:span><text:span text:style-name="Toets-voetnoot"><text:span text:style-name="T95">Esc</text:span></text:span><text:span text:style-name="T89">, </text:span><text:span text:style-name="Toets-voetnoot"><text:span text:style-name="T95">Delete</text:span></text:span><text:span text:style-name="T89">, </text:span><text:span text:style-name="Toets-voetnoot"><text:span text:style-name="T95">F1</text:span></text:span><text:span text:style-name="T89">, </text:span><text:span text:style-name="Toets-voetnoot"><text:span text:style-name="T95">F2</text:span></text:span><text:span text:style-name="T89">, </text:span><text:span text:style-name="Toets-voetnoot"><text:span text:style-name="T95">F9</text:span></text:span><text:span text:style-name="T89">, </text:span><text:span text:style-name="Toets-voetnoot"><text:span text:style-name="T95">F10</text:span></text:span><text:span text:style-name="T89">, </text:span><text:span text:style-name="Toets-voetnoot"><text:span text:style-name="T95">F11</text:span></text:span><text:span text:style-name="T89">, or </text:span><text:span text:style-name="Toets-voetnoot"><text:span text:style-name="T95">F12</text:span></text:span></text:p></text:note-body></text:note></text:span><text:span text:style-name="T121"> an </text:span><text:span text:style-name="T100"><text:user-field-get text:name="Distro">Debian</text:user-field-get></text:span><text:span text:style-name="T101"><text:s/></text:span><text:span text:style-name="T101"><text:user-field-get text:name="Version">12</text:user-field-get></text:span><text:span text:style-name="Strong_20_Emphasis"><text:span text:style-name="T102"><text:s/></text:span></text:span><text:span text:style-name="Strong_20_Emphasis"><text:span text:style-name="T108">Server</text:span></text:span><text:span text:style-name="Strong_20_Emphasis"><text:span text:style-name="T104"> </text:span></text:span><text:span text:style-name="Strong_20_Emphasis"><text:span text:style-name="T106">Live</text:span></text:span><text:span text:style-name="Strong_20_Emphasis"><text:span text:style-name="T69"><text:note text:id="ftn4" text:note-class="footnote"><text:note-citation>2</text:note-citation><text:note-body><text:p text:style-name="P17"><text:span text:style-name="T169">From a Live USB stick you can boot and work with </text:span><text:span text:style-name="Strong_20_Emphasis"><text:span text:style-name="T123"><text:user-field-get text:name="Distro">Debian</text:user-field-get></text:span></text:span><text:span text:style-name="Strong_20_Emphasis"><text:span text:style-name="T123"><text:s/></text:span></text:span><text:span text:style-name="T169">without modifying any files on the hard drive and also allows installation of </text:span><text:span text:style-name="Strong_20_Emphasis"><text:span text:style-name="T123"><text:user-field-get text:name="Distro">Debian</text:user-field-get></text:span></text:span><text:span text:style-name="Strong_20_Emphasis"><text:span text:style-name="T123">.</text:span></text:span></text:p></text:note-body></text:note></text:span></text:span><text:span text:style-name="T66"> USB stick</text:span><text:span text:style-name="T67"><text:note text:id="ftn5" text:note-class="footnote"><text:note-citation>3</text:note-citation><text:note-body><text:p text:style-name="P74"><text:span text:style-name="Strong_20_Emphasis"><text:span text:style-name="T73">Create a bootable USB stick:<text:line-break/>Download a CD image file (.iso) from</text:span></text:span><text:span text:style-name="Strong_20_Emphasis"><text:span text:style-name="T72"> </text:span></text:span><text:a xlink:type="simple" xlink:href="https://www.debian.org/" text:style-name="Internet_20_link" text:visited-style-name="Visited_20_Internet_20_Link"><text:span text:style-name="Strong_20_Emphasis"><text:span text:style-name="T170">debian.org</text:span></text:span></text:a><text:span text:style-name="Strong_20_Emphasis"><text:span text:style-name="T72">, </text:span></text:span><text:span text:style-name="Strong_20_Emphasis"><text:span text:style-name="T74">click consecutively </text:span></text:span><text:span text:style-name="Strong_20_Emphasis"><text:span text:style-name="T83">Other downloads</text:span></text:span><text:span text:style-name="Strong_20_Emphasis"><text:span text:style-name="T74"> <text:line-break/>(under Download) &gt; </text:span></text:span><text:span text:style-name="Strong_20_Emphasis"><text:span text:style-name="T83">Other live ISO</text:span></text:span><text:span text:style-name="Strong_20_Emphasis"><text:span text:style-name="T74"> (under try </text:span></text:span><text:span text:style-name="Strong_20_Emphasis"><text:span text:style-name="T74"><text:user-field-get text:name="Distro">Debian</text:user-field-get></text:span></text:span><text:span text:style-name="Strong_20_Emphasis"><text:span text:style-name="T74"><text:s/>live before installing) &gt; <text:line-break/></text:span></text:span><text:span text:style-name="Strong_20_Emphasis"><text:span text:style-name="T78">debian-live-</text:span></text:span><text:span text:style-name="Strong_20_Emphasis"><text:span text:style-name="T78"><text:user-field-get text:name="Version">12</text:user-field-get></text:span></text:span><text:span text:style-name="Strong_20_Emphasis"><text:span text:style-name="T78">.</text:span></text:span><text:span text:style-name="Strong_20_Emphasis"><text:span text:style-name="T79">.</text:span></text:span><text:span text:style-name="Strong_20_Emphasis"><text:span text:style-name="T78">.</text:span></text:span><text:span text:style-name="Strong_20_Emphasis"><text:span text:style-name="T80">-</text:span></text:span><text:span text:style-name="Strong_20_Emphasis"><text:span text:style-name="T78">amd64-</text:span></text:span><text:span text:style-name="Strong_20_Emphasis"><text:span text:style-name="T82">standard</text:span></text:span><text:span text:style-name="Strong_20_Emphasis"><text:span text:style-name="T81">.iso</text:span></text:span><text:span text:style-name="Strong_20_Emphasis"><text:span text:style-name="T71">.</text:span></text:span><text:span text:style-name="Strong_20_Emphasis"><text:span text:style-name="T73"><text:line-break/></text:span></text:span><text:span text:style-name="Strong_20_Emphasis"><text:span text:style-name="T75">The next steps are described in </text:span></text:span><text:span text:style-name="Strong_20_Emphasis"><text:span text:style-name="T84">Linux informati</text:span></text:span><text:span text:style-name="Strong_20_Emphasis"><text:span text:style-name="T85">on</text:span></text:span><text:span text:style-name="Strong_20_Emphasis"><text:span text:style-name="T7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71">karelzimmer.nl/en</text:span></text:span></text:a><text:span text:style-name="Strong_20_Emphasis"><text:span text:style-name="T75">, under </text:span></text:span><text:span text:style-name="Strong_20_Emphasis"><text:span text:style-name="T84">Linux</text:span></text:span><text:span text:style-name="Strong_20_Emphasis"><text:span text:style-name="T75">.</text:span></text:span></text:p></text:note-body></text:note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17">Sele</text:span></text:span><text:span text:style-name="Strong_20_Emphasis"><text:span text:style-name="T18">ct</text:span></text:span><text:span text:style-name="Strong_20_Emphasis"><text:span text:style-name="T15"> </text:span></text:span><text:span text:style-name="Strong_20_Emphasis"><text:span text:style-name="T22">Start installer</text:span></text:span><text:span text:style-name="Strong_20_Emphasis"><text:span text:style-name="T14"> </text:span></text:span><text:span text:style-name="Strong_20_Emphasis"><text:span text:style-name="T16">and press </text:span></text:span><text:span text:style-name="Strong_20_Emphasis"><text:span text:style-name="T19">the</text:span></text:span><text:span text:style-name="Strong_20_Emphasis"><text:span text:style-name="T20"> </text:span></text:span><text:span text:style-name="Toets"><text:span text:style-name="T99">Enter</text:span></text:span><text:span text:style-name="Strong_20_Emphasis"><text:span text:style-name="T19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35"><text:span text:style-name="Strong_20_Emphasis"><text:span text:style-name="T211">Follow the installation screens and complete them.</text:span></text:span><text:span text:style-name="T209"/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7" svg:width="0.35cm" svg:height="0.35cm" draw:control="control3"/></text:p>
          </table:table-cell>
          <table:table-cell table:style-name="_32_._5f_Installatie_5f_uitvoeren.C6" office:value-type="string">
            <text:p text:style-name="P61"><text:span text:style-name="Strong_20_Emphasis"><text:span text:style-name="T43">At</text:span></text:span><text:span text:style-name="Strong_20_Emphasis"><text:span text:style-name="T42"> </text:span></text:span><text:span text:style-name="Strong_20_Emphasis"><text:span text:style-name="T56">Select your location</text:span></text:span><text:span text:style-name="Strong_20_Emphasis"><text:span text:style-name="T50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185">other</text:span> <text:span text:style-name="T212">and click </text:span><text:span text:style-name="T186">Continue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185">Europe</text:span><text:span text:style-name="T184"> </text:span><text:span text:style-name="T212">and click </text:span><text:span text:style-name="T186">Continue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185">Netherlands</text:span><text:span text:style-name="T184"> </text:span><text:span text:style-name="T212">and click </text:span><text:span text:style-name="T186">Continue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8"><text:span text:style-name="Strong_20_Emphasis"><text:span text:style-name="T40"><draw:control text:anchor-type="as-char" draw:z-index="9" draw:name="Vorm 1" draw:style-name="gr1" draw:text-style-name="P9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44">At</text:span></text:span><text:span text:style-name="Strong_20_Emphasis"><text:span text:style-name="T42"> </text:span></text:span><text:span text:style-name="Strong_20_Emphasis"><text:span text:style-name="T57">Configure the network</text:span></text:span><text:span text:style-name="Strong_20_Emphasis"><text:span text:style-name="T50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1"><text:span text:style-name="Strong_20_Emphasis"><text:span text:style-name="T49">E</text:span></text:span><text:span text:style-name="Strong_20_Emphasis"><text:span text:style-name="T41">nter </text:span></text:span><text:span text:style-name="Strong_20_Emphasis"><text:span text:style-name="T64">Hostname</text:span></text:span><text:span text:style-name="Definition"><text:span text:style-name="T3"> &lt;</text:span></text:span><text:span text:style-name="Definition"><text:span text:style-name="T10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51"> </text:span></text:span><text:span text:style-name="Strong_20_Emphasis"><text:span text:style-name="T52">and click </text:span></text:span><text:span text:style-name="Strong_20_Emphasis"><text:span text:style-name="T61">Continue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9"><text:span text:style-name="Strong_20_Emphasis"><text:span text:style-name="T40"><draw:control text:anchor-type="as-char" draw:z-index="10" draw:name="Vorm 2" draw:style-name="gr1" draw:text-style-name="P9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189">At</text:span><text:span text:style-name="T188"> </text:span><text:span text:style-name="T185">Set up users and passwords</text:span><text:span text:style-name="T188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2"><text:span text:style-name="T173">Don</text:span><text:span text:style-name="T135">'t set </text:span><text:span text:style-name="T137">Root</text:span><text:span text:style-name="T135"> pass</text:span><text:span text:style-name="T136">w</text:span><text:span text:style-name="T135">ord</text:span><text:span text:style-name="Strong_20_Emphasis"><text:span text:style-name="T48"> </text:span></text:span><text:span text:style-name="Strong_20_Emphasis"><text:span text:style-name="T52">but click </text:span></text:span><text:span text:style-name="Strong_20_Emphasis"><text:span text:style-name="T61">Continue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6"><text:span text:style-name="Strong_20_Emphasis"><text:span text:style-name="T49">E</text:span></text:span><text:span text:style-name="Strong_20_Emphasis"><text:span text:style-name="T41">nter </text:span></text:span><text:span text:style-name="Strong_20_Emphasis"><text:span text:style-name="T58">Full name of the new user</text:span></text:span><text:span text:style-name="Strong_20_Emphasis"><text:span text:style-name="T55"> </text:span></text:span><text:span text:style-name="Definition"><text:span text:style-name="T181">&lt;user&gt;</text:span></text:span><text:span text:style-name="Strong_20_Emphasis"><text:span text:style-name="T51"> </text:span></text:span><text:span text:style-name="Strong_20_Emphasis"><text:span text:style-name="T52">and click </text:span></text:span><text:span text:style-name="Strong_20_Emphasis"><text:span text:style-name="T61">Continue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3"><text:span text:style-name="T173">Enter </text:span><text:span text:style-name="T174">User </text:span><text:span text:style-name="T175">n</text:span><text:span text:style-name="T174">ame for you</text:span><text:span text:style-name="T175">r</text:span><text:span text:style-name="T174"> account</text:span><text:span text:style-name="Strong_20_Emphasis"><text:span text:style-name="T47"> &lt;</text:span></text:span><text:span text:style-name="Definition"><text:span text:style-name="T8">USERna</text:span></text:span><text:span text:style-name="Definition"><text:span text:style-name="T9">me&gt;</text:span></text:span><text:span text:style-name="Strong_20_Emphasis"><text:span text:style-name="T51"> </text:span></text:span><text:span text:style-name="Strong_20_Emphasis"><text:span text:style-name="T52">and click </text:span></text:span><text:span text:style-name="Strong_20_Emphasis"><text:span text:style-name="T61">Continue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T173">E</text:span><text:span text:style-name="Strong_20_Emphasis"><text:span text:style-name="T48">nter a </text:span></text:span><text:span text:style-name="Strong_20_Emphasis"><text:span text:style-name="T60">password</text:span></text:span><text:span text:style-name="Strong_20_Emphasis"><text:span text:style-name="T48"> twice</text:span></text:span><text:span text:style-name="Strong_20_Emphasis"><text:span text:style-name="T51"> </text:span></text:span><text:span text:style-name="Strong_20_Emphasis"><text:span text:style-name="T52">and click </text:span></text:span><text:span text:style-name="Strong_20_Emphasis"><text:span text:style-name="T61">Continue</text:span></text:span><text:span text:style-name="Strong_20_Emphasis"><text:span text:style-name="T52">.</text:span></text:span></text:p>
          </table:table-cell>
        </table:table-row>
      </table:table>
      <text:p text:style-name="P75"><text:span text:style-name="Strong_20_Emphasis"><text:span text:style-name="T46"/></text:span></text:p>
      <text:p text:style-name="P75"><text:span text:style-name="Strong_20_Emphasis"><text:span text:style-name="T46"/></text:span></text:p>
      <text:p text:style-name="P75"/>
      <text:list text:continue-numbering="true" text:style-name="L1">
        <text:list-item>
          <text:p text:style-name="P96"><text:bookmark-start text:name="__RefNumPara__12966_2272496019"/><text:span text:style-name="Strong_20_Emphasis"><text:span text:style-name="T63">Finish installation</text:span></text:span><text:bookmark-end text:name="__RefNumPara__12966_2272496019"/></text:p>
        </text:list-item>
      </text:list>
      <text:p text:style-name="P39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6"><text:span text:style-name="Strong_20_Emphasis"><text:span text:style-name="T40"><draw:control text:anchor-type="as-char" draw:z-index="5" draw:name="Vorm22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7"><text:span text:style-name="Strong_20_Emphasis"><text:span text:style-name="T23">Log in as </text:span></text:span><text:span text:style-name="Definition"><text:span text:style-name="T182">&lt;user&gt;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0"><text:span text:style-name="Strong_20_Emphasis"><text:span text:style-name="T40"><draw:control text:anchor-type="as-char" draw:z-index="19" draw:name="Vorm 7" draw:style-name="gr1" draw:text-style-name="P9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2"><text:span text:style-name="User_20_Entry"><text:span text:style-name="T65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7"><text:span text:style-name="Strong_20_Emphasis"><text:span text:style-name="T3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0"><text:span text:style-name="Strong_20_Emphasis"><text:span text:style-name="T21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7"><text:span text:style-name="Strong_20_Emphasis"><text:span text:style-name="T32">Type: </text:span></text:span><text:span text:style-name="User_20_Entry"><text:span text:style-name="T90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6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9"><text:span text:style-name="Strong_20_Emphasis"><text:span text:style-name="T37">Choose</text:span></text:span><text:span text:style-name="Strong_20_Emphasis"><text:span text:style-name="T35"> </text:span></text:span><text:span text:style-name="Strong_20_Emphasis"><text:span text:style-name="T62">3</text:span></text:span><text:span text:style-name="Strong_20_Emphasis"><text:span text:style-name="T92"> </text:span></text:span><text:span text:style-name="Strong_20_Emphasis"><text:span text:style-name="T93">Finish installatio</text:span></text:span><text:span text:style-name="Strong_20_Emphasis"><text:span text:style-name="T94">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9"><text:span text:style-name="Strong_20_Emphasis"><text:span text:style-name="T33">Follow the instructions on the screen.</text:span></text:span></text:p>
          </table:table-cell>
        </table:table-row>
      </table:table>
      <text:p text:style-name="P39"><text:span text:style-name="Strong_20_Emphasis"><text:span text:style-name="T23"><text:tab/></text:span></text:span></text:p>
      <text:p text:style-name="P76"/>
      <text:list text:continue-numbering="true" text:style-name="L1">
        <text:list-item>
          <text:p text:style-name="P95"><text:span text:style-name="Strong_20_Emphasis"><text:span text:style-name="T6">P</text:span></text:span><text:span text:style-name="Strong_20_Emphasis"><text:span text:style-name="T172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7"><text:span text:style-name="Strong_20_Emphasis"><text:span text:style-name="T40"><draw:control text:anchor-type="as-char" draw:z-index="6" draw:name="Vorm36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67"><text:span text:style-name="Strong_20_Emphasis"><text:span text:style-name="T40"><draw:control text:anchor-type="as-char" draw:z-index="7" draw:name="Vorm36_ 1" draw:style-name="gr1" draw:text-style-name="P97" svg:width="0.35cm" svg:height="0.35cm" draw:control="control6"/></text:span></text:span></text:p>
          </table:table-cell>
          <table:table-cell table:style-name="Tabel2.D1" office:value-type="string">
            <text:p text:style-name="P38"><text:span text:style-name="Strong_20_Emphasis"><text:span text:style-name="T25">Log in as</text:span></text:span><text:span text:style-name="Strong_20_Emphasis"><text:span text:style-name="T23"> </text:span></text:span><text:span text:style-name="Definition"><text:span text:style-name="T182">&lt;user&gt;</text:span></text:span><text:span text:style-name="Strong_20_Emphasis"><text:span text:style-name="T31"><text:note text:id="ftn6" text:note-class="footnote"><text:note-citation>1</text:note-citation><text:note-body><text:p text:style-name="P41"><text:span text:style-name="User_20_Entry"><text:span text:style-name="T96">Login any additional </text:span></text:span><text:span text:style-name="Definition"><text:span text:style-name="T168">USER</text:span></text:span><text:span text:style-name="User_20_Entry"><text:span text:style-name="T97">s </text:span></text:span><text:span text:style-name="User_20_Entry"><text:span text:style-name="T96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0"><text:span text:style-name="Strong_20_Emphasis"><text:span text:style-name="T21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21"><draw:control text:anchor-type="as-char" draw:z-index="22" draw:name="Vorm 11" draw:style-name="gr1" draw:text-style-name="P97" svg:width="0.35cm" svg:height="0.35cm" draw:control="control21"/></text:span></text:span></text:p>
          </table:table-cell>
          <table:table-cell table:style-name="Tabel2.D3" office:value-type="string">
            <text:p text:style-name="P77"><text:span text:style-name="Strong_20_Emphasis"><text:span text:style-name="T32">Type: </text:span></text:span><text:span text:style-name="User_20_Entry"><text:span text:style-name="T90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7"><text:span text:style-name="Strong_20_Emphasis"><text:span text:style-name="T37">Choose</text:span></text:span><text:span text:style-name="Strong_20_Emphasis"><text:span text:style-name="T35"> </text:span></text:span><text:span text:style-name="Strong_20_Emphasis"><text:span text:style-name="T62">4 </text:span></text:span><text:span text:style-name="Strong_20_Emphasis"><text:span text:style-name="T38">Provision user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60"><text:span text:style-name="Strong_20_Emphasis"><text:span text:style-name="T33">Follow the instructions on the screen.</text:span></text:span></text:p>
          </table:table-cell>
        </table:table-row>
      </table:table>
      <text:p text:style-name="P23"/>
      <text:p text:style-name="P25"/>
      <text:p text:style-name="P80"><text:span text:style-name="T105">End of checklist,</text:span><text:span text:style-name="T103"> </text:span><text:span text:style-name="T103"><text:user-field-get text:name="Distro">Debian</text:user-field-get></text:span><text:span text:style-name="T101"><text:s/></text:span><text:span text:style-name="T101"><text:user-field-get text:name="Version">12</text:user-field-get></text:span><text:span text:style-name="Strong_20_Emphasis"><text:span text:style-name="T107"><text:s/></text:span></text:span><text:span text:style-name="Strong_20_Emphasis"><text:span text:style-name="T108">Server</text:span></text:span><text:span text:style-name="Strong_20_Emphasis"><text:span text:style-name="T104"> </text:span></text:span><text:span text:style-name="Strong_20_Emphasis"><text:span text:style-name="T105">installation is complete.</text:span></text:span></text:p>
      <text:p text:style-name="P44"/>
      <text:p text:style-name="P54"><text:span text:style-name="Emphasis"><text:span text:style-name="T190">Written</text:span></text:span><text:span text:style-name="Emphasis"><text:span text:style-name="T191"> </text:span></text:span><text:span text:style-name="Emphasis"><text:span text:style-name="T190">by</text:span></text:span><text:span text:style-name="Emphasis"><text:span text:style-name="T1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2">.</text:span></text:span></text:p>
      <text:p text:style-name="P55"><text:span text:style-name="Emphasis"><text:span text:style-name="T195">License </text:span></text:span><text:span text:style-name="Emphasis"><text:span text:style-name="T193">C</text:span></text:span><text:span text:style-name="Emphasis"><text:span text:style-name="T194">C0</text:span></text:span><text:span text:style-name="Emphasis"><text:span text:style-name="T192"> 1.0 </text:span></text:span><text:span text:style-name="Emphasis"><text:span text:style-name="T1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6"><text:s/></text:span></text:span><text:span text:style-name="Emphasis"><text:span text:style-name="T1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5-01-02T15:50:39.307276834">02/01/2025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5:50:39.146398507</dc:date>
    <meta:keyword>Installatie</meta:keyword>
    <meta:keyword>Checklist</meta:keyword>
    <meta:keyword>Linux</meta:keyword>
    <meta:editing-cycles>7052</meta:editing-cycles>
    <meta:editing-duration>P12DT10H35M8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01" meta:character-count="2513" meta:non-whitespace-character-count="2137"/>
    <meta:user-defined meta:name="Info 1"/>
    <meta:user-defined meta:name="Info 2"/>
    <meta:user-defined meta:name="Info 3"/>
    <meta:user-defined meta:name="Info 4"/>
  </office:meta>
</office:document-meta>
</file>